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03" calcext:value-type="float">
            <text:p>303</text:p>
          </table:table-cell>
          <table:table-cell table:style-name="ce7" table:formula="of:=COUNTIF([.B7:.B454];&quot;X&quot;)" office:value-type="float" office:value="256" calcext:value-type="float">
            <text:p>25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2" calcext:value-type="float">
            <text:p>32</text:p>
          </table:table-cell>
          <table:table-cell table:style-name="ce25" table:formula="of:=SUM([.B2:.F2])" office:value-type="float" office:value="327" calcext:value-type="float">
            <text:p>3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4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1">00/00/0000</text:date>, <text:time style:data-style-name="N2" text:time-value="20:02:14.0566217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11T20:02:30.605279571</dc:date>
    <meta:editing-duration>PT11H34M48S</meta:editing-duration>
    <meta:editing-cycles>304</meta:editing-cycles>
    <meta:document-statistic meta:table-count="1" meta:cell-count="1805" meta:object-count="0"/>
  </office:meta>
</office:document-meta>
</file>